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81169.288887908" calcext:value-type="float">
            <text:p><text:s/>981,169 <text:s/></text:p>
          </table:table-cell>
          <table:table-cell table:style-name="ce41" office:value-type="float" office:value="32712.903659887" calcext:value-type="float">
            <text:p><text:s/>32,713 <text:s/></text:p>
          </table:table-cell>
          <table:table-cell table:style-name="ce41" office:value-type="float" office:value="948456.385228021" calcext:value-type="float">
            <text:p><text:s/>948,456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488509.89111111" calcext:value-type="float">
            <text:p><text:s/>9,488,510 <text:s/></text:p>
          </table:table-cell>
          <table:table-cell table:style-name="ce42" office:value-type="float" office:value="2652095.24" calcext:value-type="float">
            <text:p><text:s/>2,652,095 <text:s/></text:p>
          </table:table-cell>
          <table:table-cell table:style-name="ce42" office:value-type="float" office:value="6826410.09555556" calcext:value-type="float">
            <text:p><text:s/>6,826,4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04.5555555556" calcext:value-type="float">
            <text:p><text:s/>10,0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555.77777777778" calcext:value-type="float">
            <text:p><text:s/>9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555.77777777778" calcext:value-type="float">
            <text:p><text:s/>9,5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19102.807554575" calcext:value-type="float">
            <text:p><text:s/>619,103 <text:s/></text:p>
          </table:table-cell>
          <table:table-cell table:style-name="ce42" office:value-type="float" office:value="422663.689215443" calcext:value-type="float">
            <text:p><text:s/>422,664 <text:s/></text:p>
          </table:table-cell>
          <table:table-cell table:style-name="ce42" office:value-type="float" office:value="97518.3585613547" calcext:value-type="float">
            <text:p><text:s/>97,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920.7597777778" calcext:value-type="float">
            <text:p><text:s/>98,9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841020.59466667" calcext:value-type="float">
            <text:p><text:s/>9,841,021 <text:s/></text:p>
          </table:table-cell>
          <table:table-cell table:style-name="ce43" office:value-type="float" office:value="2262144.45444444" calcext:value-type="float">
            <text:p><text:s/>2,262,144 <text:s/></text:p>
          </table:table-cell>
          <table:table-cell table:style-name="ce43" office:value-type="float" office:value="7677348.12222222" calcext:value-type="float">
            <text:p><text:s/>7,677,3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98471.982" calcext:value-type="float">
            <text:p><text:s/>-98,47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89.933333333325" calcext:value-type="float">
            <text:p><text:s/>-19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270558.7306025" calcext:value-type="float">
            <text:p><text:s/>9,270,559 <text:s/></text:p>
          </table:table-cell>
          <table:table-cell table:style-name="ce42" office:value-type="float" office:value="2262144.45444444" calcext:value-type="float">
            <text:p><text:s/>2,262,144 <text:s/></text:p>
          </table:table-cell>
          <table:table-cell table:style-name="ce42" office:value-type="float" office:value="5219369.95" calcext:value-type="float">
            <text:p><text:s/>5,219,3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66043.52422222" calcext:value-type="float">
            <text:p><text:s/>1,366,0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274076.34333333" calcext:value-type="float">
            <text:p><text:s/>2,274,076 <text:s/></text:p>
          </table:table-cell>
          <table:table-cell table:style-name="ce42" office:value-type="float" office:value="2262144.45444444" calcext:value-type="float">
            <text:p><text:s/>2,262,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31.8888888889" calcext:value-type="float">
            <text:p><text:s/>11,9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358287.042" calcext:value-type="float">
            <text:p><text:s/>1,358,2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75.40666666667" calcext:value-type="float">
            <text:p><text:s/>4,1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4111.63533333" calcext:value-type="float">
            <text:p><text:s/>1,354,1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215194.54333333" calcext:value-type="float">
            <text:p><text:s/>5,215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5194.54333333" calcext:value-type="float">
            <text:p><text:s/>5,215,1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23000.801935833" calcext:value-type="float">
            <text:p><text:s/>423,00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818109.74466156" calcext:value-type="float">
            <text:p><text:s/>2,818,1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68579.55555556" calcext:value-type="float">
            <text:p><text:s/>1,768,5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818109.74466156" calcext:value-type="float">
            <text:p><text:s/>2,818,1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68579.55555556" calcext:value-type="float">
            <text:p><text:s/>1,768,5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0127.637925333" calcext:value-type="float">
            <text:p><text:s/>430,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18.9755555556" calcext:value-type="float">
            <text:p><text:s/>15,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17.11111111111" calcext:value-type="float">
            <text:p><text:s/>4,2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465.29222222222" calcext:value-type="float">
            <text:p><text:s/>2,4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5.29222222222" calcext:value-type="float">
            <text:p><text:s/>2,4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9516.525317111" calcext:value-type="float">
            <text:p><text:s/>219,5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53.6833333333" calcext:value-type="float">
            <text:p><text:s/>12,6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17.11111111111" calcext:value-type="float">
            <text:p><text:s/>4,2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08145.820386" calcext:value-type="float">
            <text:p><text:s/>208,14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630.89455555556" calcext:value-type="float">
            <text:p><text:s/>3,63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092.90688888889" calcext:value-type="float">
            <text:p><text:s/>1,09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955003.00957817" calcext:value-type="float">
            <text:p><text:s/>2,955,0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42859.19666667" calcext:value-type="float">
            <text:p><text:s/>2,442,85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8754.031333333" calcext:value-type="float">
            <text:p><text:s/>298,75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955003.00957817" calcext:value-type="float">
            <text:p><text:s/>2,955,0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42859.19666667" calcext:value-type="float">
            <text:p><text:s/>2,442,85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8754.031333333" calcext:value-type="float">
            <text:p><text:s/>298,75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909992.81735594" calcext:value-type="float">
            <text:p><text:s/>2,909,9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1094.51555556" calcext:value-type="float">
            <text:p><text:s/>2,401,0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8127.920222222" calcext:value-type="float">
            <text:p><text:s/>298,1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1718.26" calcext:value-type="float">
            <text:p><text:s/>11,7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29.4822222222" calcext:value-type="float">
            <text:p><text:s/>11,1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8.777777777778" calcext:value-type="float">
            <text:p><text:s/>5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7137.04111111111" calcext:value-type="float">
            <text:p><text:s/>7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82.28555555556" calcext:value-type="float">
            <text:p><text:s/>4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9.55555555556" calcext:value-type="float">
            <text:p><text:s/>2,0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631.52111111111" calcext:value-type="float">
            <text:p><text:s/>2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1.52111111111" calcext:value-type="float">
            <text:p><text:s/>2,6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69.236666666667" calcext:value-type="float">
            <text:p><text:s/>4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9.236666666667" calcext:value-type="float">
            <text:p><text:s/>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41807.703333333" calcext:value-type="float">
            <text:p><text:s/>141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807.703333333" calcext:value-type="float">
            <text:p><text:s/>141,8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5215.5" calcext:value-type="float">
            <text:p><text:s/>595,2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055.055555556" calcext:value-type="float">
            <text:p><text:s/>594,0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0.44444444444" calcext:value-type="float">
            <text:p><text:s/>1,1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2473.9377777778" calcext:value-type="float">
            <text:p><text:s/>92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313.4933333333" calcext:value-type="float">
            <text:p><text:s/>91,3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0.44444444444" calcext:value-type="float">
            <text:p><text:s/>1,1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0309.5644444444" calcext:value-type="float">
            <text:p>( 40,31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149.12" calcext:value-type="float">
            <text:p>( 39,14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60.44444444444" calcext:value-type="float">
            <text:p>( 1,16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2164.3733333333" calcext:value-type="float">
            <text:p>( 52,16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2164.3733333333" calcext:value-type="float">
            <text:p>( 52,16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19848.155555556" calcext:value-type="float">
            <text:p><text:s/>219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848.155555556" calcext:value-type="float">
            <text:p><text:s/>219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60506.825555556" calcext:value-type="float">
            <text:p><text:s/>260,5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506.825555556" calcext:value-type="float">
            <text:p><text:s/>260,5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2386.5811111111" calcext:value-type="float">
            <text:p><text:s/>22,38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2386.5811111111" calcext:value-type="float">
            <text:p><text:s/>22,38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10.202222222222" calcext:value-type="float">
            <text:p><text:s/>8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.202222222222" calcext:value-type="float">
            <text:p><text:s/>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43372.06333333" calcext:value-type="float">
            <text:p><text:s/>1,643,3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578.73" calcext:value-type="float">
            <text:p><text:s/>1,628,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793.3333333333" calcext:value-type="float">
            <text:p><text:s/>14,7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05211.56333333" calcext:value-type="float">
            <text:p><text:s/>1,405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5211.56333333" calcext:value-type="float">
            <text:p><text:s/>1,405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8160.5" calcext:value-type="float">
            <text:p><text:s/>238,1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367.166666667" calcext:value-type="float">
            <text:p><text:s/>223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793.3333333333" calcext:value-type="float">
            <text:p><text:s/>14,7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86407.7829115" calcext:value-type="float">
            <text:p><text:s/>486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31.3477777778" calcext:value-type="float">
            <text:p><text:s/>16,4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9301.253555556" calcext:value-type="float">
            <text:p><text:s/>259,3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81414.449578167" calcext:value-type="float">
            <text:p><text:s/>481,4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31.3477777778" calcext:value-type="float">
            <text:p><text:s/>16,4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307.920222222" calcext:value-type="float">
            <text:p><text:s/>254,3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4993.33333333333" calcext:value-type="float">
            <text:p><text:s/>4,9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993.33333333333" calcext:value-type="float">
            <text:p><text:s/>4,9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1995.6666666667" calcext:value-type="float">
            <text:p><text:s/>11,9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95.6666666667" calcext:value-type="float">
            <text:p><text:s/>11,9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630.61777777778" calcext:value-type="float">
            <text:p><text:s/>7,63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98.951111111111" calcext:value-type="float">
            <text:p><text:s/>19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431.66666666667" calcext:value-type="float">
            <text:p><text:s/>7,432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60.444444444445" calcext:value-type="float">
            <text:p><text:s/>4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0.444444444445" calcext:value-type="float">
            <text:p><text:s/>4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36.777777777778" calcext:value-type="float">
            <text:p><text:s/>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6.777777777778" calcext:value-type="float">
            <text:p><text:s/>3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616" calcext:value-type="float">
            <text:p><text:s/>6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16" calcext:value-type="float">
            <text:p><text:s/>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616" calcext:value-type="float">
            <text:p><text:s/>6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16" calcext:value-type="float">
            <text:p><text:s/>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1.96333333333333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96333333333333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.96333333333333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96333333333333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134.4077777778" calcext:value-type="float">
            <text:p><text:s/>41,1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35.63" calcext:value-type="float">
            <text:p><text:s/>41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.1111111111111" calcext:value-type="float">
            <text:p><text:s/>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2.0666666666667" calcext:value-type="float">
            <text:p><text:s/>6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0.1111111111111" calcext:value-type="float">
            <text:p><text:s/>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.1111111111111" calcext:value-type="float">
            <text:p><text:s/>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913.95111111111" calcext:value-type="float">
            <text:p><text:s/>2,9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.35111111111" calcext:value-type="float">
            <text:p><text:s/>2,9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8148.2788888889" calcext:value-type="float">
            <text:p><text:s/>38,14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127.2788888889" calcext:value-type="float">
            <text:p><text:s/>38,12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257.82111111111" calcext:value-type="float">
            <text:p><text:s/>3,25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27.087777777778" calcext:value-type="float">
            <text:p><text:s/>7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48406" calcext:value-type="float">
            <text:p><text:s/>148,406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7592.0951111" calcext:value-type="float">
            <text:p><text:s/>23,367,592 <text:s/></text:p>
          </table:table-cell>
          <table:table-cell table:style-name="ce42" office:value-type="float" office:value="20233217" calcext:value-type="float">
            <text:p><text:s/>20,233,2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837.384" calcext:value-type="float">
            <text:p><text:s/>724,8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8382.79316593" calcext:value-type="float">
            <text:p><text:s/>1,288,3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8116.71111111" calcext:value-type="float">
            <text:p><text:s/>1,018,1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746.88" calcext:value-type="float">
            <text:p><text:s/>437,7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3679.6779801984" calcext:value-type="float">
            <text:p><text:s/>-53,680 <text:s/></text:p>
          </table:table-cell>
          <table:table-cell table:style-name="ce42" office:value-type="float" office:value="427267" calcext:value-type="float">
            <text:p><text:s/>427,2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3044.944" calcext:value-type="float">
            <text:p><text:s/>-13,04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825431.3888143" calcext:value-type="float">
            <text:p><text:s/>20,825,431 <text:s/></text:p>
          </table:table-cell>
          <table:table-cell table:style-name="ce43" office:value-type="float" office:value="19954356" calcext:value-type="float">
            <text:p><text:s/>19,954,35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37882.328" calcext:value-type="float">
            <text:p><text:s/>737,8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8840.77466667" calcext:value-type="float">
            <text:p><text:s/>2,868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72.208" calcext:value-type="float">
            <text:p><text:s/>4,8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89.93333333333" calcext:value-type="float">
            <text:p><text:s/>-190 <text:s/></text:p>
          </table:table-cell>
          <table:table-cell table:style-name="ce43" office:value-type="float" office:value="0.0000000000047" calcext:value-type="float">
            <text:p><text:s/>0 <text:s/></text:p>
          </table:table-cell>
          <table:table-cell table:style-name="ce43" office:value-type="float" office:value="-0.00000000000003" calcext:value-type="float">
            <text:p><text:s/>-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6724.042666667" calcext:value-type="float">
            <text:p><text:s/>126,724 <text:s/></text:p>
          </table:table-cell>
          <table:table-cell table:style-name="ce42" office:value-type="float" office:value="251393.410628267" calcext:value-type="float">
            <text:p><text:s/>251,393 <text:s/></text:p>
          </table:table-cell>
          <table:table-cell table:style-name="ce42" office:value-type="float" office:value="44883.3486409" calcext:value-type="float">
            <text:p><text:s/>44,883 <text:s/></text:p>
          </table:table-cell>
          <table:table-cell table:style-name="ce42" office:value-type="float" office:value="21541765.3111111" calcext:value-type="float">
            <text:p><text:s/>21,541,765 <text:s/></text:p>
          </table:table-cell>
          <table:table-cell table:style-name="ce42" office:value-type="float" office:value="19954356" calcext:value-type="float">
            <text:p><text:s/>19,954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65673.0444444" calcext:value-type="float">
            <text:p><text:s/>19,965,673 <text:s/></text:p>
          </table:table-cell>
          <table:table-cell table:style-name="ce42" office:value-type="float" office:value="19954356" calcext:value-type="float">
            <text:p><text:s/>19,954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092.26666667" calcext:value-type="float">
            <text:p><text:s/>1,576,0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6724.042666667" calcext:value-type="float">
            <text:p><text:s/>126,724 <text:s/></text:p>
          </table:table-cell>
          <table:table-cell table:style-name="ce43" office:value-type="float" office:value="251393.410628267" calcext:value-type="float">
            <text:p><text:s/>251,393 <text:s/></text:p>
          </table:table-cell>
          <table:table-cell table:style-name="ce43" office:value-type="float" office:value="44883.3486409" calcext:value-type="float">
            <text:p><text:s/>44,88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57074.320266667" calcext:value-type="float">
            <text:p><text:s/>457,074 <text:s/></text:p>
          </table:table-cell>
          <table:table-cell table:style-name="ce42" office:value-type="float" office:value="525146.595806" calcext:value-type="float">
            <text:p><text:s/>525,147 <text:s/></text:p>
          </table:table-cell>
          <table:table-cell table:style-name="ce42" office:value-type="float" office:value="67309.2730333333" calcext:value-type="float">
            <text:p><text:s/>67,309 <text:s/></text:p>
          </table:table-cell>
          <table:table-cell table:style-name="ce42" office:value-type="float" office:value="23383756.4417818" calcext:value-type="float">
            <text:p><text:s/>23,383,7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53" calcext:value-type="float">
            <text:p><text:s/>1,173,453 <text:s/></text:p>
          </table:table-cell>
          <table:table-cell table:style-name="ce42" office:value-type="float" office:value="660191.328" calcext:value-type="float">
            <text:p><text:s/>660,1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57074.320266667" calcext:value-type="float">
            <text:p><text:s/>457,074 <text:s/></text:p>
          </table:table-cell>
          <table:table-cell table:style-name="ce42" office:value-type="float" office:value="525146.595806" calcext:value-type="float">
            <text:p><text:s/>525,147 <text:s/></text:p>
          </table:table-cell>
          <table:table-cell table:style-name="ce42" office:value-type="float" office:value="67309.2730333333" calcext:value-type="float">
            <text:p><text:s/>67,309 <text:s/></text:p>
          </table:table-cell>
          <table:table-cell table:style-name="ce42" office:value-type="float" office:value="20314052.042492" calcext:value-type="float">
            <text:p><text:s/>20,314,0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53" calcext:value-type="float">
            <text:p><text:s/>1,173,453 <text:s/></text:p>
          </table:table-cell>
          <table:table-cell table:style-name="ce42" office:value-type="float" office:value="589563.634932444" calcext:value-type="float">
            <text:p><text:s/>589,5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69704.39928978" calcext:value-type="float">
            <text:p><text:s/>3,069,7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0627.6930675555" calcext:value-type="float">
            <text:p><text:s/>70,6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5507.907066667" calcext:value-type="float">
            <text:p><text:s/>145,508 <text:s/></text:p>
          </table:table-cell>
          <table:table-cell table:style-name="ce42" office:value-type="float" office:value="249472.062018667" calcext:value-type="float">
            <text:p><text:s/>249,472 <text:s/></text:p>
          </table:table-cell>
          <table:table-cell table:style-name="ce42" office:value-type="float" office:value="15811.5821733333" calcext:value-type="float">
            <text:p><text:s/>15,812 <text:s/></text:p>
          </table:table-cell>
          <table:table-cell table:style-name="ce42" office:value-type="float" office:value="2223802.57511111" calcext:value-type="float">
            <text:p><text:s/>2,223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53" calcext:value-type="float">
            <text:p><text:s/>1,173,453 <text:s/></text:p>
          </table:table-cell>
          <table:table-cell table:style-name="ce42" office:value-type="float" office:value="18379.1306666667" calcext:value-type="float">
            <text:p><text:s/>18,3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0.577777777778" calcext:value-type="float">
            <text:p><text:s/>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7927.6657333333" calcext:value-type="float">
            <text:p><text:s/>97,928 <text:s/></text:p>
          </table:table-cell>
          <table:table-cell table:style-name="ce42" office:value-type="float" office:value="88906.482966" calcext:value-type="float">
            <text:p><text:s/>88,906 <text:s/></text:p>
          </table:table-cell>
          <table:table-cell table:style-name="ce42" office:value-type="float" office:value="15811.5821733333" calcext:value-type="float">
            <text:p><text:s/>15,812 <text:s/></text:p>
          </table:table-cell>
          <table:table-cell table:style-name="ce42" office:value-type="float" office:value="8307.63333333333" calcext:value-type="float">
            <text:p><text:s/>8,3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7580.2413333333" calcext:value-type="float">
            <text:p><text:s/>47,580 <text:s/></text:p>
          </table:table-cell>
          <table:table-cell table:style-name="ce42" office:value-type="float" office:value="160565.579052667" calcext:value-type="float">
            <text:p><text:s/>160,5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1777777777778" calcext:value-type="float">
            <text:p><text:s/>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8989.67511111" calcext:value-type="float">
            <text:p><text:s/>2,208,9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53" calcext:value-type="float">
            <text:p><text:s/>1,173,453 <text:s/></text:p>
          </table:table-cell>
          <table:table-cell table:style-name="ce42" office:value-type="float" office:value="18379.1306666667" calcext:value-type="float">
            <text:p><text:s/>18,3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1.84444444444" calcext:value-type="float">
            <text:p><text:s/>5,7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6.666666666667" calcext:value-type="float">
            <text:p><text:s/>35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186.82333333333" calcext:value-type="float">
            <text:p><text:s/>2,187 <text:s/></text:p>
          </table:table-cell>
          <table:table-cell table:style-name="ce44" office:value-type="float" office:value="351.164333333333" calcext:value-type="float">
            <text:p><text:s/>35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5032.303866667" calcext:value-type="float">
            <text:p><text:s/>185,032 <text:s/></text:p>
          </table:table-cell>
          <table:table-cell table:style-name="ce44" office:value-type="float" office:value="22094.2998257333" calcext:value-type="float">
            <text:p><text:s/>22,094 <text:s/></text:p>
          </table:table-cell>
          <table:table-cell table:style-name="ce44" office:value-type="float" office:value="6263.17788576667" calcext:value-type="float">
            <text:p><text:s/>6,263 <text:s/></text:p>
          </table:table-cell>
          <table:table-cell table:style-name="ce44" office:value-type="float" office:value="17574779.1697072" calcext:value-type="float">
            <text:p><text:s/>17,574,77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74822.31733333" calcext:value-type="float">
            <text:p><text:s/>1,374,82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5032.303866667" calcext:value-type="float">
            <text:p><text:s/>185,032 <text:s/></text:p>
          </table:table-cell>
          <table:table-cell table:style-name="ce44" office:value-type="float" office:value="22094.2998257333" calcext:value-type="float">
            <text:p><text:s/>22,094 <text:s/></text:p>
          </table:table-cell>
          <table:table-cell table:style-name="ce44" office:value-type="float" office:value="6263.17788576667" calcext:value-type="float">
            <text:p><text:s/>6,263 <text:s/></text:p>
          </table:table-cell>
          <table:table-cell table:style-name="ce44" office:value-type="float" office:value="13558790.2817778" calcext:value-type="float">
            <text:p><text:s/>13,558,79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74822.31733333" calcext:value-type="float">
            <text:p><text:s/>1,374,8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82412.903866667" calcext:value-type="float">
            <text:p><text:s/>182,413 <text:s/></text:p>
          </table:table-cell>
          <table:table-cell table:style-name="ce42" office:value-type="float" office:value="22094.2998257333" calcext:value-type="float">
            <text:p><text:s/>22,094 <text:s/></text:p>
          </table:table-cell>
          <table:table-cell table:style-name="ce42" office:value-type="float" office:value="6263.17788576667" calcext:value-type="float">
            <text:p><text:s/>6,263 <text:s/></text:p>
          </table:table-cell>
          <table:table-cell table:style-name="ce42" office:value-type="float" office:value="5040851.56088889" calcext:value-type="float">
            <text:p><text:s/>5,040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6678.338666667" calcext:value-type="float">
            <text:p><text:s/>236,6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77.2333333333" calcext:value-type="float">
            <text:p><text:s/>44,7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5.2" calcext:value-type="float">
            <text:p><text:s/>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699.257333333" calcext:value-type="float">
            <text:p><text:s/>473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26.69066666667" calcext:value-type="float">
            <text:p><text:s/>3,1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9289.166666667" calcext:value-type="float">
            <text:p><text:s/>909,2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70.63333333333" calcext:value-type="float">
            <text:p><text:s/>2,4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01.5728888889" calcext:value-type="float">
            <text:p><text:s/>25,5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.0506666666667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72.7195555556" calcext:value-type="float">
            <text:p><text:s/>12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7.730666666667" calcext:value-type="float">
            <text:p><text:s/>6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962.046666667" calcext:value-type="float">
            <text:p><text:s/>478,9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4.01333333333" calcext:value-type="float">
            <text:p><text:s/>1,2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26.92533333333" calcext:value-type="float">
            <text:p><text:s/>4,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46.692" calcext:value-type="float">
            <text:p><text:s/>1,6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491.98" calcext:value-type="float">
            <text:p><text:s/>1,046,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8.68" calcext:value-type="float">
            <text:p><text:s/>6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491.98" calcext:value-type="float">
            <text:p><text:s/>1,046,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8.68" calcext:value-type="float">
            <text:p><text:s/>6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46491.98" calcext:value-type="float">
            <text:p>( 1,046,49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78.68" calcext:value-type="float">
            <text:p>( 6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75.5742222222" calcext:value-type="float">
            <text:p><text:s/>93,2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4.28533333333" calcext:value-type="float">
            <text:p><text:s/>2,9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147.9582222222" calcext:value-type="float">
            <text:p><text:s/>99,1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70.56933333333" calcext:value-type="float">
            <text:p><text:s/>2,07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9153.687111111" calcext:value-type="float">
            <text:p><text:s/>209,15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410.70933333333" calcext:value-type="float">
            <text:p><text:s/>7,4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6176.572888889" calcext:value-type="float">
            <text:p><text:s/>636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9328.650666667" calcext:value-type="float">
            <text:p><text:s/>149,3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45.8644444444" calcext:value-type="float">
            <text:p><text:s/>50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.02" calcext:value-type="float">
            <text:p><text:s/>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530.708444445" calcext:value-type="float">
            <text:p><text:s/>585,5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9203.630666667" calcext:value-type="float">
            <text:p><text:s/>149,2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6951.132888889" calcext:value-type="float">
            <text:p>( 136,95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3715.810666667" calcext:value-type="float">
            <text:p>( 113,71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43340.616444444" calcext:value-type="float">
            <text:p>( 243,34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5718.772" calcext:value-type="float">
            <text:p>( 5,71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2317.703866667" calcext:value-type="float">
            <text:p><text:s/>182,318 <text:s/></text:p>
          </table:table-cell>
          <table:table-cell table:style-name="ce42" office:value-type="float" office:value="22094.2998257333" calcext:value-type="float">
            <text:p><text:s/>22,094 <text:s/></text:p>
          </table:table-cell>
          <table:table-cell table:style-name="ce42" office:value-type="float" office:value="6263.17788576667" calcext:value-type="float">
            <text:p><text:s/>6,263 <text:s/></text:p>
          </table:table-cell>
          <table:table-cell table:style-name="ce42" office:value-type="float" office:value="578869.618666667" calcext:value-type="float">
            <text:p><text:s/>578,8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970.252" calcext:value-type="float">
            <text:p><text:s/>14,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2317.703866667" calcext:value-type="float">
            <text:p><text:s/>182,318 <text:s/></text:p>
          </table:table-cell>
          <table:table-cell table:style-name="ce42" office:value-type="float" office:value="22094.2998257333" calcext:value-type="float">
            <text:p><text:s/>22,094 <text:s/></text:p>
          </table:table-cell>
          <table:table-cell table:style-name="ce42" office:value-type="float" office:value="6263.17788576667" calcext:value-type="float">
            <text:p><text:s/>6,263 <text:s/></text:p>
          </table:table-cell>
          <table:table-cell table:style-name="ce42" office:value-type="float" office:value="508022.966222222" calcext:value-type="float">
            <text:p><text:s/>508,0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48.644" calcext:value-type="float">
            <text:p><text:s/>13,8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46.6524444445" calcext:value-type="float">
            <text:p><text:s/>70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1.608" calcext:value-type="float">
            <text:p><text:s/>1,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6.6666666666667" calcext:value-type="float">
            <text:p>( 8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466.208" calcext:value-type="float">
            <text:p><text:s/>91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177.108" calcext:value-type="float">
            <text:p><text:s/>13,17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358.564" calcext:value-type="float">
            <text:p><text:s/>23,35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1.464" calcext:value-type="float">
            <text:p><text:s/>2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624.8208888889" calcext:value-type="float">
            <text:p><text:s/>81,6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95.032" calcext:value-type="float">
            <text:p><text:s/>13,5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341.1693333333" calcext:value-type="float">
            <text:p><text:s/>59,3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60.26933333333" calcext:value-type="float">
            <text:p><text:s/>4,6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02.9857777778" calcext:value-type="float">
            <text:p><text:s/>52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56.508" calcext:value-type="float">
            <text:p><text:s/>18,3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0.63333333333" calcext:value-type="float">
            <text:p><text:s/>1,3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2.866666667" calcext:value-type="float">
            <text:p><text:s/>119,3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6877.73111111" calcext:value-type="float">
            <text:p><text:s/>5,226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118.62" calcext:value-type="float">
            <text:p><text:s/>73,1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6857.73333333" calcext:value-type="float">
            <text:p><text:s/>4,906,8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78.0444444444" calcext:value-type="float">
            <text:p><text:s/>47,0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823.333333333" calcext:value-type="float">
            <text:p><text:s/>199,8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380.2" calcext:value-type="float">
            <text:p><text:s/>942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0.24444444444" calcext:value-type="float">
            <text:p><text:s/>5,2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7139.955555556" calcext:value-type="float">
            <text:p><text:s/>937,14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88.6666666666667" calcext:value-type="float">
            <text:p><text:s/>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4108.81111111" calcext:value-type="float">
            <text:p><text:s/>1,214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2" calcext:value-type="float">
            <text:p><text:s/>3,5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2.0666666666667" calcext:value-type="float">
            <text:p><text:s/>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728.878222222" calcext:value-type="float">
            <text:p><text:s/>118,7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6.48933333333" calcext:value-type="float">
            <text:p><text:s/>3,3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73.15555555556" calcext:value-type="float">
            <text:p><text:s/>7,2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72.1333333333" calcext:value-type="float">
            <text:p><text:s/>11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40.1333333333" calcext:value-type="float">
            <text:p><text:s/>15,3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51.0666666667" calcext:value-type="float">
            <text:p><text:s/>10,0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5.6" calcext:value-type="float">
            <text:p><text:s/>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1536.104444444" calcext:value-type="float">
            <text:p><text:s/>921,5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6.693333333333" calcext:value-type="float">
            <text:p><text:s/>16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1" calcext:value-type="float">
            <text:p><text:s/>2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0107.339555556" calcext:value-type="float">
            <text:p><text:s/>130,1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8.8173333333333" calcext:value-type="float">
            <text:p><text:s/>4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530.73333333333" calcext:value-type="float">
            <text:p><text:s/>2,53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34571.97866667" calcext:value-type="float">
            <text:p><text:s/>1,134,57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34571.97866667" calcext:value-type="float">
            <text:p><text:s/>1,134,5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15988.8879294" calcext:value-type="float">
            <text:p><text:s/>4,015,9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15988.8879294" calcext:value-type="float">
            <text:p><text:s/>4,015,9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05188.4" calcext:value-type="float">
            <text:p>( 2,505,18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67989.591" calcext:value-type="float">
            <text:p><text:s/>6,267,9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67989.591" calcext:value-type="float">
            <text:p><text:s/>6,267,9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4112.53333333" calcext:value-type="float">
            <text:p><text:s/>1,234,1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320.888888889" calcext:value-type="float">
            <text:p><text:s/>218,3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37746.88" calcext:value-type="float">
            <text:p><text:s/>437,7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9044.35936" calcext:value-type="float">
            <text:p><text:s/>-79,044 <text:s/></text:p>
          </table:table-cell>
          <table:table-cell table:style-name="ce42" office:value-type="float" office:value="2263.11111111111" calcext:value-type="float">
            <text:p><text:s/>2,263 <text:s/></text:p>
          </table:table-cell>
          <table:table-cell table:style-name="ce42" office:value-type="float" office:value="-500880.38" calcext:value-type="float">
            <text:p><text:s/>-500,880 <text:s/></text:p>
          </table:table-cell>
          <table:table-cell table:style-name="ce42" office:value-type="float" office:value="275929.181333333" calcext:value-type="float">
            <text:p><text:s/>275,9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9.16666666667" calcext:value-type="float">
            <text:p><text:s/>1,819 <text:s/></text:p>
          </table:table-cell>
          <table:table-cell table:style-name="ce42" office:value-type="float" office:value="-26894.5212775224" calcext:value-type="float">
            <text:p><text:s/>-26,895 <text:s/></text:p>
          </table:table-cell>
          <table:table-cell table:style-name="ce42" office:value-type="float" office:value="181988.743499745" calcext:value-type="float">
            <text:p><text:s/>181,989 <text:s/></text:p>
          </table:table-cell>
          <table:table-cell table:style-name="ce42" office:value-type="float" office:value="-23037.8333333333" calcext:value-type="float">
            <text:p><text:s/>-23,0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9044.35936" calcext:value-type="float">
            <text:p><text:s/>79,044 <text:s/></text:p>
          </table:table-cell>
          <table:table-cell table:style-name="ce43" office:value-type="float" office:value="-2263.11111111111" calcext:value-type="float">
            <text:p><text:s/>-2,263 <text:s/></text:p>
          </table:table-cell>
          <table:table-cell table:style-name="ce43" office:value-type="float" office:value="1734992.91333333" calcext:value-type="float">
            <text:p><text:s/>1,734,993 <text:s/></text:p>
          </table:table-cell>
          <table:table-cell table:style-name="ce43" office:value-type="float" office:value="-275929.181333333" calcext:value-type="float">
            <text:p><text:s/>-275,9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819.16666666667" calcext:value-type="float">
            <text:p><text:s/>-1,819 <text:s/></text:p>
          </table:table-cell>
          <table:table-cell table:style-name="ce43" office:value-type="float" office:value="26894.5212775224" calcext:value-type="float">
            <text:p><text:s/>26,895 <text:s/></text:p>
          </table:table-cell>
          <table:table-cell table:style-name="ce43" office:value-type="float" office:value="-401414.734610856" calcext:value-type="float">
            <text:p><text:s/>-401,415 <text:s/></text:p>
          </table:table-cell>
          <table:table-cell table:style-name="ce43" office:value-type="float" office:value="23037.8333333333" calcext:value-type="float">
            <text:p><text:s/>23,0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0183.43333333" calcext:value-type="float">
            <text:p><text:s/>1,340,183 <text:s/></text:p>
          </table:table-cell>
          <table:table-cell table:style-name="ce42" office:value-type="float" office:value="44395" calcext:value-type="float">
            <text:p><text:s/>44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.6666666666667" calcext:value-type="float">
            <text:p><text:s/>22 <text:s/></text:p>
          </table:table-cell>
          <table:table-cell table:style-name="ce42" office:value-type="float" office:value="3534.19402633248" calcext:value-type="float">
            <text:p><text:s/>3,534 <text:s/></text:p>
          </table:table-cell>
          <table:table-cell table:style-name="ce42" office:value-type="float" office:value="8438.25041811196" calcext:value-type="float">
            <text:p><text:s/>8,438 <text:s/></text:p>
          </table:table-cell>
          <table:table-cell table:style-name="ce42" office:value-type="float" office:value="1417.61111111111" calcext:value-type="float">
            <text:p><text:s/>1,4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17.0444444444" calcext:value-type="float">
            <text:p><text:s/>11,3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17.0444444444" calcext:value-type="float">
            <text:p><text:s/>11,3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18.4" calcext:value-type="float">
            <text:p><text:s/>14,418 <text:s/></text:p>
          </table:table-cell>
          <table:table-cell table:style-name="ce42" office:value-type="float" office:value="2110468.18666667" calcext:value-type="float">
            <text:p><text:s/>2,110,468 <text:s/></text:p>
          </table:table-cell>
          <table:table-cell table:style-name="ce42" office:value-type="float" office:value="3361417.648" calcext:value-type="float">
            <text:p><text:s/>3,361,4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05" calcext:value-type="float">
            <text:p><text:s/>24,405 <text:s/></text:p>
          </table:table-cell>
          <table:table-cell table:style-name="ce42" office:value-type="float" office:value="144646.072926588" calcext:value-type="float">
            <text:p><text:s/>144,646 <text:s/></text:p>
          </table:table-cell>
          <table:table-cell table:style-name="ce42" office:value-type="float" office:value="563459.70485119" calcext:value-type="float">
            <text:p><text:s/>563,460 <text:s/></text:p>
          </table:table-cell>
          <table:table-cell table:style-name="ce42" office:value-type="float" office:value="82473.6111111111" calcext:value-type="float">
            <text:p><text:s/>82,4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18.4" calcext:value-type="float">
            <text:p><text:s/>14,418 <text:s/></text:p>
          </table:table-cell>
          <table:table-cell table:style-name="ce42" office:value-type="float" office:value="2110468.18666667" calcext:value-type="float">
            <text:p><text:s/>2,110,468 <text:s/></text:p>
          </table:table-cell>
          <table:table-cell table:style-name="ce42" office:value-type="float" office:value="476824.013777778" calcext:value-type="float">
            <text:p><text:s/>476,8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05" calcext:value-type="float">
            <text:p><text:s/>24,405 <text:s/></text:p>
          </table:table-cell>
          <table:table-cell table:style-name="ce42" office:value-type="float" office:value="144646.072926588" calcext:value-type="float">
            <text:p><text:s/>144,646 <text:s/></text:p>
          </table:table-cell>
          <table:table-cell table:style-name="ce42" office:value-type="float" office:value="563459.70485119" calcext:value-type="float">
            <text:p><text:s/>563,460 <text:s/></text:p>
          </table:table-cell>
          <table:table-cell table:style-name="ce42" office:value-type="float" office:value="82473.6111111111" calcext:value-type="float">
            <text:p><text:s/>82,4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84593.63422222" calcext:value-type="float">
            <text:p><text:s/>2,884,59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.244444444444" calcext:value-type="float">
            <text:p><text:s/>838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style-name="ce42" office:value-type="float" office:value="10702.4666666667" calcext:value-type="float">
            <text:p><text:s/>10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.83333333333333" calcext:value-type="float">
            <text:p><text:s/>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.7777777777778" calcext:value-type="float">
            <text:p><text:s/>82 <text:s/></text:p>
          </table:table-cell>
          <table:table-cell table:style-name="ce42" office:value-type="float" office:value="34.9444444444444" calcext:value-type="float">
            <text:p><text:s/>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3333333333333" calcext:value-type="float">
            <text:p><text:s/>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4666666666667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.244444444444" calcext:value-type="float">
            <text:p><text:s/>838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style-name="ce42" office:value-type="float" office:value="4698.2" calcext:value-type="float">
            <text:p><text:s/>4,6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.83333333333333" calcext:value-type="float">
            <text:p><text:s/>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.7777777777778" calcext:value-type="float">
            <text:p><text:s/>82 <text:s/></text:p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78.06666666667" calcext:value-type="float">
            <text:p><text:s/>5,7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2.4" calcext:value-type="float">
            <text:p><text:s/>1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9044.35936" calcext:value-type="float">
            <text:p><text:s/>79,0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05275.06666667" calcext:value-type="float">
            <text:p><text:s/>2,505,275 <text:s/></text:p>
          </table:table-cell>
          <table:table-cell table:style-name="ce44" office:value-type="float" office:value="3030391" calcext:value-type="float">
            <text:p><text:s/>3,030,39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558.3333333333" calcext:value-type="float">
            <text:p><text:s/>22,558 <text:s/></text:p>
          </table:table-cell>
          <table:table-cell table:style-name="ce44" office:value-type="float" office:value="168006.400177778" calcext:value-type="float">
            <text:p><text:s/>168,006 <text:s/></text:p>
          </table:table-cell>
          <table:table-cell table:style-name="ce44" office:value-type="float" office:value="153524.942044444" calcext:value-type="float">
            <text:p><text:s/>153,525 <text:s/></text:p>
          </table:table-cell>
          <table:table-cell table:style-name="ce44" office:value-type="float" office:value="104058.888888889" calcext:value-type="float">
            <text:p><text:s/>104,05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9044.35936" calcext:value-type="float">
            <text:p><text:s/>79,0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6.6666666666667" calcext:value-type="float">
            <text:p><text:s/>87 <text:s/></text:p>
          </table:table-cell>
          <table:table-cell table:style-name="ce44" office:value-type="float" office:value="3030391" calcext:value-type="float">
            <text:p><text:s/>3,030,39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558.3333333333" calcext:value-type="float">
            <text:p><text:s/>22,558 <text:s/></text:p>
          </table:table-cell>
          <table:table-cell table:style-name="ce44" office:value-type="float" office:value="168006.400177778" calcext:value-type="float">
            <text:p><text:s/>168,006 <text:s/></text:p>
          </table:table-cell>
          <table:table-cell table:style-name="ce44" office:value-type="float" office:value="153524.942044444" calcext:value-type="float">
            <text:p><text:s/>153,525 <text:s/></text:p>
          </table:table-cell>
          <table:table-cell table:style-name="ce44" office:value-type="float" office:value="104058.888888889" calcext:value-type="float">
            <text:p><text:s/>104,0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708.4898844444" calcext:value-type="float">
            <text:p><text:s/>73,7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style-name="ce42" office:value-type="float" office:value="27854.6666666667" calcext:value-type="float">
            <text:p><text:s/>27,8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51.88888888889" calcext:value-type="float">
            <text:p><text:s/>9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.066666666667" calcext:value-type="float">
            <text:p><text:s/>2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4.6708" calcext:value-type="float">
            <text:p><text:s/>1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2.66666666667" calcext:value-type="float">
            <text:p><text:s/>3,7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.611111111111" calcext:value-type="float">
            <text:p><text:s/>2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3.33333333333" calcext:value-type="float">
            <text:p><text:s/>1,3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.5555555555556" calcext:value-type="float">
            <text:p><text:s/>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.8" calcext:value-type="float">
            <text:p><text:s/>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.2777777777778" calcext:value-type="float">
            <text:p><text:s/>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.666666666667" calcext:value-type="float">
            <text:p><text:s/>3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5.66666666667" calcext:value-type="float">
            <text:p><text:s/>1,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6.944444444444" calcext:value-type="float">
            <text:p><text:s/>1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.066666666667" calcext:value-type="float">
            <text:p><text:s/>1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" calcext:value-type="float">
            <text:p><text:s/>1,1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.611111111111" calcext:value-type="float">
            <text:p><text:s/>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" calcext:value-type="float">
            <text:p><text:s/>1,1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.611111111111" calcext:value-type="float">
            <text:p><text:s/>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44" calcext:value-type="float">
            <text:p>( 1,14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5.611111111111" calcext:value-type="float">
            <text:p>( 2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.06666666667" calcext:value-type="float">
            <text:p><text:s/>1,0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.6" calcext:value-type="float">
            <text:p><text:s/>5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49.8" calcext:value-type="float">
            <text:p><text:s/>1,75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6.555555555556" calcext:value-type="float">
            <text:p><text:s/>2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69079.0667555556" calcext:value-type="float">
            <text:p><text:s/>69,0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.8" calcext:value-type="float">
            <text:p><text:s/>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3.166666666667" calcext:value-type="float">
            <text:p><text:s/>3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4.933333333333" calcext:value-type="float">
            <text:p><text:s/>6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9079.0667555556" calcext:value-type="float">
            <text:p><text:s/>69,0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.866666666667" calcext:value-type="float">
            <text:p><text:s/>2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3.166666666667" calcext:value-type="float">
            <text:p><text:s/>3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4101.5958844444" calcext:value-type="float">
            <text:p>( 64,102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1.1333333333333" calcext:value-type="float">
            <text:p>( 5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0.944444444444444" calcext:value-type="float">
            <text:p>( 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735.21534222222" calcext:value-type="float">
            <text:p>( 2,735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66.7333333333333" calcext:value-type="float">
            <text:p>( 6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83.333333333333" calcext:value-type="float">
            <text:p>( 28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style-name="ce42" office:value-type="float" office:value="1193.4" calcext:value-type="float">
            <text:p><text:s/>1,1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82.27777777778" calcext:value-type="float">
            <text:p><text:s/>6,9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" calcext:value-type="float">
            <text:p><text:s/>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21.83333333333" calcext:value-type="float">
            <text:p><text:s/>6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style-name="ce42" office:value-type="float" office:value="283.4" calcext:value-type="float">
            <text:p><text:s/>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.4444444444444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6.6666666666667" calcext:value-type="float">
            <text:p>( 8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.5262933333333" calcext:value-type="float">
            <text:p><text:s/>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2.2" calcext:value-type="float">
            <text:p><text:s/>6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4.944444444444" calcext:value-type="float">
            <text:p><text:s/>5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47.266666666667" calcext:value-type="float">
            <text:p><text:s/>94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439.22603555556" calcext:value-type="float">
            <text:p><text:s/>4,4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0.26666666667" calcext:value-type="float">
            <text:p><text:s/>3,5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.833333333333" calcext:value-type="float">
            <text:p><text:s/>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7.6" calcext:value-type="float">
            <text:p><text:s/>4,8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7222222222222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8.666666666667" calcext:value-type="float">
            <text:p><text:s/>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.833333333333" calcext:value-type="float">
            <text:p><text:s/>1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5.06666666667" calcext:value-type="float">
            <text:p><text:s/>1,0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9.66666666667" calcext:value-type="float">
            <text:p><text:s/>2,5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33333333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2600.4" calcext:value-type="float">
            <text:p><text:s/>2,852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7.5" calcext:value-type="float">
            <text:p><text:s/>1,8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61.12" calcext:value-type="float">
            <text:p><text:s/>71,2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7.5" calcext:value-type="float">
            <text:p><text:s/>1,8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61.12" calcext:value-type="float">
            <text:p><text:s/>71,2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2600.4" calcext:value-type="float">
            <text:p><text:s/>2,852,6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.4" calcext:value-type="float">
            <text:p><text:s/>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.7777777777778" calcext:value-type="float">
            <text:p><text:s/>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.4" calcext:value-type="float">
            <text:p><text:s/>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.7777777777778" calcext:value-type="float">
            <text:p><text:s/>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81.57333333333" calcext:value-type="float">
            <text:p><text:s/>3,8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197.533333333" calcext:value-type="float">
            <text:p><text:s/>149,1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00.8333333333" calcext:value-type="float">
            <text:p><text:s/>20,701 <text:s/></text:p>
          </table:table-cell>
          <table:table-cell table:style-name="ce42" office:value-type="float" office:value="168006.400177778" calcext:value-type="float">
            <text:p><text:s/>168,006 <text:s/></text:p>
          </table:table-cell>
          <table:table-cell table:style-name="ce42" office:value-type="float" office:value="82263.8220444444" calcext:value-type="float">
            <text:p><text:s/>82,264 <text:s/></text:p>
          </table:table-cell>
          <table:table-cell table:style-name="ce42" office:value-type="float" office:value="94618.2222222222" calcext:value-type="float">
            <text:p><text:s/>94,6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647.38507555556" calcext:value-type="float">
            <text:p><text:s/>3,6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7599.2777777778" calcext:value-type="float">
            <text:p><text:s/>37,5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86.8888888888889" calcext:value-type="float">
            <text:p><text:s/>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.733333333333" calcext:value-type="float">
            <text:p><text:s/>2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59.1333333333" calcext:value-type="float">
            <text:p><text:s/>10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7.2" calcext:value-type="float">
            <text:p><text:s/>4,0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1.140088888889" calcext:value-type="float">
            <text:p><text:s/>1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93.733333333" calcext:value-type="float">
            <text:p><text:s/>119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00.8333333333" calcext:value-type="float">
            <text:p><text:s/>20,701 <text:s/></text:p>
          </table:table-cell>
          <table:table-cell table:style-name="ce42" office:value-type="float" office:value="168006.400177778" calcext:value-type="float">
            <text:p><text:s/>168,006 <text:s/></text:p>
          </table:table-cell>
          <table:table-cell table:style-name="ce42" office:value-type="float" office:value="82263.8220444444" calcext:value-type="float">
            <text:p><text:s/>82,264 <text:s/></text:p>
          </table:table-cell>
          <table:table-cell table:style-name="ce42" office:value-type="float" office:value="53606.6666666667" calcext:value-type="float">
            <text:p><text:s/>53,60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3.0481688888889" calcext:value-type="float">
            <text:p><text:s/>5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847.7333333333" calcext:value-type="float">
            <text:p><text:s/>14,8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323.5" calcext:value-type="float">
            <text:p><text:s/>3,32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454.29614222222" calcext:value-type="float">
            <text:p><text:s/>1,454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5188.4" calcext:value-type="float">
            <text:p><text:s/>2,505,1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5188.4" calcext:value-type="float">
            <text:p><text:s/>2,505,1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05188.4" calcext:value-type="float">
            <text:p>( 2,505,1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9597.955555556" calcext:value-type="float">
            <text:p><text:s/>809,5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685.333333333" calcext:value-type="float">
            <text:p><text:s/>105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821" calcext:value-type="float">
            <text:p><text:s/>41,8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39.822222222222" calcext:value-type="float">
            <text:p><text:s/>140 <text:s/></text:p>
          </table:table-cell>
          <table:table-cell table:style-name="ce42" office:value-type="float" office:value="938995.955555555" calcext:value-type="float">
            <text:p><text:s/>938,9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936.98640264" calcext:value-type="float">
            <text:p><text:s/>101,937 <text:s/></text:p>
          </table:table-cell>
          <table:table-cell table:style-name="ce42" office:value-type="float" office:value="71260" calcext:value-type="float">
            <text:p><text:s/>71,2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050.028985507" calcext:value-type="float">
            <text:p><text:s/>176,0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80535.6444444445" calcext:value-type="float">
            <text:p><text:s/>80,536 <text:s/></text:p>
          </table:table-cell>
          <table:table-cell table:style-name="ce42" office:value-type="float" office:value="935400.8" calcext:value-type="float">
            <text:p><text:s/>935,4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0.26666666667" calcext:value-type="float">
            <text:p><text:s/>2,1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84963.822222222" calcext:value-type="float">
            <text:p><text:s/>384,964 <text:s/></text:p>
          </table:table-cell>
          <table:table-cell table:style-name="ce42" office:value-type="float" office:value="-864574.088888889" calcext:value-type="float">
            <text:p><text:s/>-864,5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75.1313531353" calcext:value-type="float">
            <text:p><text:s/>21,675 <text:s/></text:p>
          </table:table-cell>
          <table:table-cell table:style-name="ce42" office:value-type="float" office:value="2984.44444444444" calcext:value-type="float">
            <text:p><text:s/>2,984 <text:s/></text:p>
          </table:table-cell>
          <table:table-cell table:style-name="ce42" office:value-type="float" office:value="489.700000000002" calcext:value-type="float">
            <text:p><text:s/>4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71.788888889" calcext:value-type="float">
            <text:p><text:s/>75,3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65639.288888889" calcext:value-type="float">
            <text:p><text:s/>-465,639 <text:s/></text:p>
          </table:table-cell>
          <table:table-cell table:style-name="ce43" office:value-type="float" office:value="-200224.711111111" calcext:value-type="float">
            <text:p><text:s/>-200,2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0107.0510891089" calcext:value-type="float">
            <text:p><text:s/>-20,107 <text:s/></text:p>
          </table:table-cell>
          <table:table-cell table:style-name="ce43" office:value-type="float" office:value="-74244.4444444444" calcext:value-type="float">
            <text:p><text:s/>-74,244 <text:s/></text:p>
          </table:table-cell>
          <table:table-cell table:style-name="ce43" office:value-type="float" office:value="-489.700000000002" calcext:value-type="float">
            <text:p><text:s/>-49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09600.817874396" calcext:value-type="float">
            <text:p><text:s/>-209,6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934.755555555556" calcext:value-type="float">
            <text:p><text:s/>935 <text:s/></text:p>
          </table:table-cell>
          <table:table-cell table:style-name="ce42" office:value-type="float" office:value="1347621.11111111" calcext:value-type="float">
            <text:p><text:s/>1,347,6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style-name="ce42" office:value-type="float" office:value="1.11111111111111" calcext:value-type="float">
            <text:p><text:s/>1 <text:s/></text:p>
          </table:table-cell>
          <table:table-cell table:style-name="ce42" office:value-type="float" office:value="5888.38888888889" calcext:value-type="float">
            <text:p><text:s/>5,8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525.577777778" calcext:value-type="float">
            <text:p><text:s/>111,5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352.6222222222" calcext:value-type="float">
            <text:p><text:s/>17,353 <text:s/></text:p>
          </table:table-cell>
          <table:table-cell table:style-name="ce42" office:value-type="float" office:value="1558739.64444444" calcext:value-type="float">
            <text:p><text:s/>1,558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352.6222222222" calcext:value-type="float">
            <text:p><text:s/>17,353 <text:s/></text:p>
          </table:table-cell>
          <table:table-cell table:style-name="ce42" office:value-type="float" office:value="1558739.64444444" calcext:value-type="float">
            <text:p><text:s/>1,558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76401.24444444" calcext:value-type="float">
            <text:p><text:s/>3,976,401 <text:s/></text:p>
          </table:table-cell>
          <table:table-cell table:style-name="ce42" office:value-type="float" office:value="9339757.2" calcext:value-type="float">
            <text:p><text:s/>9,339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020.330033003" calcext:value-type="float">
            <text:p><text:s/>266,020 <text:s/></text:p>
          </table:table-cell>
          <table:table-cell table:style-name="ce42" office:value-type="float" office:value="447976.666666667" calcext:value-type="float">
            <text:p><text:s/>447,977 <text:s/></text:p>
          </table:table-cell>
          <table:table-cell table:style-name="ce42" office:value-type="float" office:value="75246.8777777778" calcext:value-type="float">
            <text:p><text:s/>75,2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3421.17130435" calcext:value-type="float">
            <text:p><text:s/>1,143,4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26268.16266667" calcext:value-type="float">
            <text:p><text:s/>3,926,268 <text:s/></text:p>
          </table:table-cell>
          <table:table-cell table:style-name="ce42" office:value-type="float" office:value="9339757.2" calcext:value-type="float">
            <text:p><text:s/>9,339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020.330033003" calcext:value-type="float">
            <text:p><text:s/>266,020 <text:s/></text:p>
          </table:table-cell>
          <table:table-cell table:style-name="ce42" office:value-type="float" office:value="447976.666666667" calcext:value-type="float">
            <text:p><text:s/>447,977 <text:s/></text:p>
          </table:table-cell>
          <table:table-cell table:style-name="ce42" office:value-type="float" office:value="75246.8777777778" calcext:value-type="float">
            <text:p><text:s/>75,2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9071.18108213" calcext:value-type="float">
            <text:p><text:s/>1,079,0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0133.0817777778" calcext:value-type="float">
            <text:p><text:s/>50,13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64349.9902222222" calcext:value-type="float">
            <text:p><text:s/>64,3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8357.5111111111" calcext:value-type="float">
            <text:p><text:s/>28,358 <text:s/></text:p>
          </table:table-cell>
          <table:table-cell table:style-name="ce42" office:value-type="float" office:value="991947.066666667" calcext:value-type="float">
            <text:p><text:s/>991,9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47.377777777778" calcext:value-type="float">
            <text:p><text:s/>247 <text:s/></text:p>
          </table:table-cell>
          <table:table-cell table:style-name="ce42" office:value-type="float" office:value="85.8666666666667" calcext:value-type="float">
            <text:p><text:s/>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17.244444444444" calcext:value-type="float">
            <text:p><text:s/>517 <text:s/></text:p>
          </table:table-cell>
          <table:table-cell table:style-name="ce42" office:value-type="float" office:value="7772.97777777778" calcext:value-type="float">
            <text:p><text:s/>7,7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3.91111111111111" calcext:value-type="float">
            <text:p><text:s/>4 <text:s/></text:p>
          </table:table-cell>
          <table:table-cell table:style-name="ce42" office:value-type="float" office:value="12.2666666666667" calcext:value-type="float">
            <text:p><text:s/>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424.7111111111" calcext:value-type="float">
            <text:p><text:s/>27,425 <text:s/></text:p>
          </table:table-cell>
          <table:table-cell table:style-name="ce42" office:value-type="float" office:value="984075.955555556" calcext:value-type="float">
            <text:p><text:s/>984,0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64.266666666667" calcext:value-type="float">
            <text:p><text:s/>16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64117.06666667" calcext:value-type="float">
            <text:p><text:s/>3,464,117 <text:s/></text:p>
          </table:table-cell>
          <table:table-cell table:style-name="ce44" office:value-type="float" office:value="5241224.66666667" calcext:value-type="float">
            <text:p><text:s/>5,241,22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5905.812277228" calcext:value-type="float">
            <text:p><text:s/>245,906 <text:s/></text:p>
          </table:table-cell>
          <table:table-cell table:style-name="ce44" office:value-type="float" office:value="373731.111111111" calcext:value-type="float">
            <text:p><text:s/>373,731 <text:s/></text:p>
          </table:table-cell>
          <table:table-cell table:style-name="ce44" office:value-type="float" office:value="68868.7888888889" calcext:value-type="float">
            <text:p><text:s/>68,86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22294.775652174" calcext:value-type="float">
            <text:p><text:s/>822,29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64117.06666667" calcext:value-type="float">
            <text:p><text:s/>3,464,117 <text:s/></text:p>
          </table:table-cell>
          <table:table-cell table:style-name="ce44" office:value-type="float" office:value="5241224.66666667" calcext:value-type="float">
            <text:p><text:s/>5,241,22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62463.911111111" calcext:value-type="float">
            <text:p><text:s/>262,464 <text:s/></text:p>
          </table:table-cell>
          <table:table-cell table:style-name="ce42" office:value-type="float" office:value="4504416.08888889" calcext:value-type="float">
            <text:p><text:s/>4,504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3908.3555555556" calcext:value-type="float">
            <text:p><text:s/>33,908 <text:s/></text:p>
          </table:table-cell>
          <table:table-cell table:style-name="ce42" office:value-type="float" office:value="10635.2" calcext:value-type="float">
            <text:p><text:s/>10,6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649.1555555556" calcext:value-type="float">
            <text:p><text:s/>29,649 <text:s/></text:p>
          </table:table-cell>
          <table:table-cell table:style-name="ce42" office:value-type="float" office:value="436960.133333333" calcext:value-type="float">
            <text:p><text:s/>436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9843.28888888889" calcext:value-type="float">
            <text:p><text:s/>9,843 <text:s/></text:p>
          </table:table-cell>
          <table:table-cell table:style-name="ce42" office:value-type="float" office:value="895590.355555555" calcext:value-type="float">
            <text:p><text:s/>895,5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99.2" calcext:value-type="float">
            <text:p><text:s/>299 <text:s/></text:p>
          </table:table-cell>
          <table:table-cell table:style-name="ce42" office:value-type="float" office:value="24943.2444444444" calcext:value-type="float">
            <text:p><text:s/>24,9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475.73333333333" calcext:value-type="float">
            <text:p><text:s/>2,476 <text:s/></text:p>
          </table:table-cell>
          <table:table-cell table:style-name="ce42" office:value-type="float" office:value="8744.08888888889" calcext:value-type="float">
            <text:p><text:s/>8,7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128" calcext:value-type="float">
            <text:p><text:s/>7,128 <text:s/></text:p>
          </table:table-cell>
          <table:table-cell table:style-name="ce42" office:value-type="float" office:value="469127.422222222" calcext:value-type="float">
            <text:p><text:s/>469,1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92.266666666667" calcext:value-type="float">
            <text:p><text:s/>692 <text:s/></text:p>
          </table:table-cell>
          <table:table-cell table:style-name="ce42" office:value-type="float" office:value="1607.95555555556" calcext:value-type="float">
            <text:p><text:s/>1,6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496.8" calcext:value-type="float">
            <text:p><text:s/>15,497 <text:s/></text:p>
          </table:table-cell>
          <table:table-cell table:style-name="ce42" office:value-type="float" office:value="1028876.88888889" calcext:value-type="float">
            <text:p><text:s/>1,028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496.8" calcext:value-type="float">
            <text:p><text:s/>15,497 <text:s/></text:p>
          </table:table-cell>
          <table:table-cell table:style-name="ce42" office:value-type="float" office:value="1028876.88888889" calcext:value-type="float">
            <text:p><text:s/>1,028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5496.8" calcext:value-type="float">
            <text:p>( 15,497 <text:s/>)</text:p>
          </table:table-cell>
          <table:table-cell table:style-name="ce45" office:value-type="float" office:value="1028876.88888889" calcext:value-type="float">
            <text:p>( 1,028,87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763.73333333333" calcext:value-type="float">
            <text:p><text:s/>4,764 <text:s/></text:p>
          </table:table-cell>
          <table:table-cell table:style-name="ce42" office:value-type="float" office:value="84463.1555555556" calcext:value-type="float">
            <text:p><text:s/>84,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179.2" calcext:value-type="float">
            <text:p><text:s/>1,179 <text:s/></text:p>
          </table:table-cell>
          <table:table-cell table:style-name="ce42" office:value-type="float" office:value="95387.6444444444" calcext:value-type="float">
            <text:p><text:s/>95,3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342.04444444444" calcext:value-type="float">
            <text:p><text:s/>3,342 <text:s/></text:p>
          </table:table-cell>
          <table:table-cell table:style-name="ce46" office:value-type="float" office:value="196354.577777778" calcext:value-type="float">
            <text:p><text:s/>196,35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1172.5333333333" calcext:value-type="float">
            <text:p><text:s/>31,173 <text:s/></text:p>
          </table:table-cell>
          <table:table-cell table:style-name="ce42" office:value-type="float" office:value="454545.422222222" calcext:value-type="float">
            <text:p><text:s/>454,5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738.1333333333" calcext:value-type="float">
            <text:p><text:s/>18,738 <text:s/></text:p>
          </table:table-cell>
          <table:table-cell table:style-name="ce42" office:value-type="float" office:value="31177.7777777778" calcext:value-type="float">
            <text:p><text:s/>31,1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2434.4" calcext:value-type="float">
            <text:p><text:s/>12,434 <text:s/></text:p>
          </table:table-cell>
          <table:table-cell table:style-name="ce42" office:value-type="float" office:value="423367.644444445" calcext:value-type="float">
            <text:p><text:s/>423,3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950.66666666667" calcext:value-type="float">
            <text:p>( 1,951 <text:s/>)</text:p>
          </table:table-cell>
          <table:table-cell table:style-name="ce45" office:value-type="float" office:value="21232.5777777778" calcext:value-type="float">
            <text:p>( 21,23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525.6" calcext:value-type="float">
            <text:p>( 2,526 <text:s/>)</text:p>
          </table:table-cell>
          <table:table-cell table:style-name="ce47" office:value-type="float" office:value="234746.177777778" calcext:value-type="float">
            <text:p>( 234,74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1455.3777777778" calcext:value-type="float">
            <text:p><text:s/>21,455 <text:s/></text:p>
          </table:table-cell>
          <table:table-cell table:style-name="ce42" office:value-type="float" office:value="534181.644444444" calcext:value-type="float">
            <text:p><text:s/>534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9052" calcext:value-type="float">
            <text:p><text:s/>19,052 <text:s/></text:p>
          </table:table-cell>
          <table:table-cell table:style-name="ce42" office:value-type="float" office:value="467290.488888889" calcext:value-type="float">
            <text:p><text:s/>467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03.37777777778" calcext:value-type="float">
            <text:p><text:s/>2,403 <text:s/></text:p>
          </table:table-cell>
          <table:table-cell table:style-name="ce42" office:value-type="float" office:value="66891.1555555556" calcext:value-type="float">
            <text:p><text:s/>66,8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501.68888888889" calcext:value-type="float">
            <text:p><text:s/>4,502 <text:s/></text:p>
          </table:table-cell>
          <table:table-cell table:style-name="ce42" office:value-type="float" office:value="72600.2666666667" calcext:value-type="float">
            <text:p><text:s/>72,6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743.91111111111" calcext:value-type="float">
            <text:p><text:s/>3,744 <text:s/></text:p>
          </table:table-cell>
          <table:table-cell table:style-name="ce46" office:value-type="float" office:value="18444.9777777778" calcext:value-type="float">
            <text:p><text:s/>18,44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942.22222222222" calcext:value-type="float">
            <text:p><text:s/>6,942 <text:s/></text:p>
          </table:table-cell>
          <table:table-cell table:style-name="ce42" office:value-type="float" office:value="57337.4666666667" calcext:value-type="float">
            <text:p><text:s/>57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547.02222222222" calcext:value-type="float">
            <text:p><text:s/>9,547 <text:s/></text:p>
          </table:table-cell>
          <table:table-cell table:style-name="ce42" office:value-type="float" office:value="40183.5555555556" calcext:value-type="float">
            <text:p><text:s/>40,1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032.08888888889" calcext:value-type="float">
            <text:p><text:s/>3,032 <text:s/></text:p>
          </table:table-cell>
          <table:table-cell table:style-name="ce42" office:value-type="float" office:value="30676.8888888889" calcext:value-type="float">
            <text:p><text:s/>30,6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92.355555555556" calcext:value-type="float">
            <text:p><text:s/>292 <text:s/></text:p>
          </table:table-cell>
          <table:table-cell table:style-name="ce42" office:value-type="float" office:value="12.2666666666667" calcext:value-type="float">
            <text:p><text:s/>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72998.9333333333" calcext:value-type="float">
            <text:p><text:s/>72,999 <text:s/></text:p>
          </table:table-cell>
          <table:table-cell table:style-name="ce42" office:value-type="float" office:value="43742.9333333333" calcext:value-type="float">
            <text:p><text:s/>43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175878.22222222" calcext:value-type="float">
            <text:p><text:s/>2,175,878 <text:s/></text:p>
          </table:table-cell>
          <table:table-cell table:style-name="ce42" office:value-type="float" office:value="125280.488888889" calcext:value-type="float">
            <text:p><text:s/>125,2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054257.33333333" calcext:value-type="float">
            <text:p><text:s/>2,054,2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7078.0444444444" calcext:value-type="float">
            <text:p><text:s/>47,07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4542.8444444444" calcext:value-type="float">
            <text:p><text:s/>74,543 <text:s/></text:p>
          </table:table-cell>
          <table:table-cell table:style-name="ce42" office:value-type="float" office:value="125280.488888889" calcext:value-type="float">
            <text:p><text:s/>125,2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75712.888888889" calcext:value-type="float">
            <text:p><text:s/>675,713 <text:s/></text:p>
          </table:table-cell>
          <table:table-cell table:style-name="ce42" office:value-type="float" office:value="265840.133333333" calcext:value-type="float">
            <text:p><text:s/>265,8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695.73333333333" calcext:value-type="float">
            <text:p><text:s/>2,696 <text:s/></text:p>
          </table:table-cell>
          <table:table-cell table:style-name="ce42" office:value-type="float" office:value="1717.33333333333" calcext:value-type="float">
            <text:p><text:s/>1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73017.155555556" calcext:value-type="float">
            <text:p><text:s/>673,017 <text:s/></text:p>
          </table:table-cell>
          <table:table-cell table:style-name="ce43" office:value-type="float" office:value="264122.8" calcext:value-type="float">
            <text:p><text:s/>264,12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0062.044444444" calcext:value-type="float">
            <text:p><text:s/>350,062 <text:s/></text:p>
          </table:table-cell>
          <table:table-cell table:style-name="ce42" office:value-type="float" office:value="345687.955555556" calcext:value-type="float">
            <text:p><text:s/>345,6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472.5333333333" calcext:value-type="float">
            <text:p><text:s/>12,473 <text:s/></text:p>
          </table:table-cell>
          <table:table-cell table:style-name="ce42" office:value-type="float" office:value="65300.5777777778" calcext:value-type="float">
            <text:p><text:s/>65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540.26666666667" calcext:value-type="float">
            <text:p><text:s/>2,540 <text:s/></text:p>
          </table:table-cell>
          <table:table-cell table:style-name="ce42" office:value-type="float" office:value="4646" calcext:value-type="float">
            <text:p><text:s/>4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631.3777777778" calcext:value-type="float">
            <text:p><text:s/>10,631 <text:s/></text:p>
          </table:table-cell>
          <table:table-cell table:style-name="ce42" office:value-type="float" office:value="231.022222222222" calcext:value-type="float">
            <text:p><text:s/>2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634.4" calcext:value-type="float">
            <text:p><text:s/>3,634 <text:s/></text:p>
          </table:table-cell>
          <table:table-cell table:style-name="ce42" office:value-type="float" office:value="1044.71111111111" calcext:value-type="float">
            <text:p><text:s/>1,0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503.37777777778" calcext:value-type="float">
            <text:p><text:s/>3,503 <text:s/></text:p>
          </table:table-cell>
          <table:table-cell table:style-name="ce42" office:value-type="float" office:value="2460.48888888889" calcext:value-type="float">
            <text:p><text:s/>2,4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1041.777777778" calcext:value-type="float">
            <text:p><text:s/>241,042 <text:s/></text:p>
          </table:table-cell>
          <table:table-cell table:style-name="ce42" office:value-type="float" office:value="236356.177777778" calcext:value-type="float">
            <text:p><text:s/>236,3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6238.3111111111" calcext:value-type="float">
            <text:p><text:s/>76,238 <text:s/></text:p>
          </table:table-cell>
          <table:table-cell table:style-name="ce43" office:value-type="float" office:value="35648.9777777778" calcext:value-type="float">
            <text:p><text:s/>35,64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905.812277228" calcext:value-type="float">
            <text:p><text:s/>245,906 <text:s/></text:p>
          </table:table-cell>
          <table:table-cell table:style-name="ce42" office:value-type="float" office:value="373731.111111111" calcext:value-type="float">
            <text:p><text:s/>373,731 <text:s/></text:p>
          </table:table-cell>
          <table:table-cell table:style-name="ce42" office:value-type="float" office:value="68868.7888888889" calcext:value-type="float">
            <text:p><text:s/>68,8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2294.775652174" calcext:value-type="float">
            <text:p><text:s/>822,2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905.812277228" calcext:value-type="float">
            <text:p><text:s/>245,906 <text:s/></text:p>
          </table:table-cell>
          <table:table-cell table:style-name="ce42" office:value-type="float" office:value="373731.111111111" calcext:value-type="float">
            <text:p><text:s/>373,731 <text:s/></text:p>
          </table:table-cell>
          <table:table-cell table:style-name="ce42" office:value-type="float" office:value="68868.7888888889" calcext:value-type="float">
            <text:p><text:s/>68,8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2294.775652174" calcext:value-type="float">
            <text:p><text:s/>822,2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7147.5179654257" calcext:value-type="float">
            <text:p><text:s/>67,148 <text:s/></text:p>
          </table:table-cell>
          <table:table-cell table:style-name="ce42" office:value-type="float" office:value="6200842.07303457" calcext:value-type="float">
            <text:p><text:s/>6,200,8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7147.5179654257" calcext:value-type="float">
            <text:p><text:s/>67,148 <text:s/></text:p>
          </table:table-cell>
          <table:table-cell table:style-name="ce42" office:value-type="float" office:value="6200842.07303457" calcext:value-type="float">
            <text:p><text:s/>6,200,8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00450.7" calcext:value-type="float">
            <text:p><text:s/>1,100,451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68084" calcext:value-type="float">
            <text:p><text:s/>168,0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932366.7" calcext:value-type="float">
            <text:p><text:s/>932,36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44091.9" calcext:value-type="float">
            <text:p><text:s/>44,0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44091.9" calcext:value-type="float">
            <text:p><text:s/>44,0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888274.8" calcext:value-type="float">
            <text:p><text:s/>888,27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44820.3" calcext:value-type="float">
            <text:p><text:s/>644,82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22159.7" calcext:value-type="float">
            <text:p><text:s/>122,1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25" calcext:value-type="float">
            <text:p><text:s/>2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15.8" calcext:value-type="float">
            <text:p><text:s/>1,3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273.6" calcext:value-type="float">
            <text:p><text:s/>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2.5" calcext:value-type="float">
            <text:p><text:s/>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394.9" calcext:value-type="float">
            <text:p><text:s/>2,3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631.8" calcext:value-type="float">
            <text:p><text:s/>63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84885.3" calcext:value-type="float">
            <text:p><text:s/>84,8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84885.3" calcext:value-type="float">
            <text:p><text:s/>84,8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49255.2" calcext:value-type="float">
            <text:p>( 49,2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4343.1" calcext:value-type="float">
            <text:p>( 34,34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683" calcext:value-type="float">
            <text:p><text:s/>1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37.1" calcext:value-type="float">
            <text:p><text:s/>73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9990.7" calcext:value-type="float">
            <text:p><text:s/>29,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91870.2" calcext:value-type="float">
            <text:p><text:s/>91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9501.5" calcext:value-type="float">
            <text:p><text:s/>79,5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8495.1" calcext:value-type="float">
            <text:p><text:s/>8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873.6" calcext:value-type="float">
            <text:p><text:s/>3,87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30790.4" calcext:value-type="float">
            <text:p><text:s/>430,79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43454.5" calcext:value-type="float">
            <text:p><text:s/>243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43454.5" calcext:value-type="float">
            <text:p><text:s/>243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26410.883653333" calcext:value-type="float">
            <text:p><text:s/>526,411 <text:s/></text:p>
          </table:table-cell>
          <table:table-cell table:style-name="ce41" office:value-type="float" office:value="2701.54666666667" calcext:value-type="float">
            <text:p><text:s/>2,70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592491.41866667" calcext:value-type="float">
            <text:p><text:s/>9,592,4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592491.41866667" calcext:value-type="float">
            <text:p><text:s/>9,592,491 <text:s/></text:p>
          </table:table-cell>
          <table:table-cell table:style-name="ce43" office:value-type="float" office:value="526410.883653333" calcext:value-type="float">
            <text:p><text:s/>526,411 <text:s/></text:p>
          </table:table-cell>
          <table:table-cell table:style-name="ce43" office:value-type="float" office:value="2701.54666666667" calcext:value-type="float">
            <text:p><text:s/>2,70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5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3.567910159895" calcext:value-type="float">
            <text:p><text:s/>3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92491.41866667" calcext:value-type="float">
            <text:p><text:s/>9,592,491 <text:s/></text:p>
          </table:table-cell>
          <table:table-cell table:style-name="ce42" office:value-type="float" office:value="680187.483653333" calcext:value-type="float">
            <text:p><text:s/>680,187 <text:s/></text:p>
          </table:table-cell>
          <table:table-cell table:style-name="ce42" office:value-type="float" office:value="2701.54666666667" calcext:value-type="float">
            <text:p><text:s/>2,7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92491.41866667" calcext:value-type="float">
            <text:p><text:s/>9,592,491 <text:s/></text:p>
          </table:table-cell>
          <table:table-cell table:style-name="ce42" office:value-type="float" office:value="680187.483653333" calcext:value-type="float">
            <text:p><text:s/>680,187 <text:s/></text:p>
          </table:table-cell>
          <table:table-cell table:style-name="ce42" office:value-type="float" office:value="2701.54666666667" calcext:value-type="float">
            <text:p><text:s/>2,7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776.6" calcext:value-type="float">
            <text:p><text:s/>153,7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10443.40609556" calcext:value-type="float">
            <text:p><text:s/>6,610,4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776.6" calcext:value-type="float">
            <text:p><text:s/>153,7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10443.40609556" calcext:value-type="float">
            <text:p><text:s/>6,610,4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9097.732168889" calcext:value-type="float">
            <text:p><text:s/>679,0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76.0721977778" calcext:value-type="float">
            <text:p><text:s/>12,2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8.698817777778" calcext:value-type="float">
            <text:p><text:s/>3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6.24863555556" calcext:value-type="float">
            <text:p><text:s/>1,3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026.370008889" calcext:value-type="float">
            <text:p><text:s/>139,0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139.991397778" calcext:value-type="float">
            <text:p><text:s/>318,1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910.351111111" calcext:value-type="float">
            <text:p><text:s/>207,9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53721.940156507" calcext:value-type="float">
            <text:p><text:s/>353,7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77300.16586" calcext:value-type="float">
            <text:p><text:s/>5,577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77300.16586" calcext:value-type="float">
            <text:p><text:s/>5,577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6985.45136" calcext:value-type="float">
            <text:p><text:s/>3,386,9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92.62757777778" calcext:value-type="float">
            <text:p><text:s/>8,7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737.069782222" calcext:value-type="float">
            <text:p><text:s/>190,7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0404.009248889" calcext:value-type="float">
            <text:p><text:s/>610,4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10.3561066667" calcext:value-type="float">
            <text:p><text:s/>13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257.7128311111" calcext:value-type="float">
            <text:p><text:s/>69,2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118.840953333" calcext:value-type="float">
            <text:p><text:s/>210,1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11.2498888889" calcext:value-type="float">
            <text:p><text:s/>12,2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1047.326244444" calcext:value-type="float">
            <text:p><text:s/>571,0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777.742366667" calcext:value-type="float">
            <text:p><text:s/>153,7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1096.482486667" calcext:value-type="float">
            <text:p>( 131,0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681.25988" calcext:value-type="float">
            <text:p>( 22,68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900.425991111" calcext:value-type="float">
            <text:p><text:s/>234,9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369.157886667" calcext:value-type="float">
            <text:p><text:s/>182,3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675.850777778" calcext:value-type="float">
            <text:p><text:s/>104,6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915.2867822222" calcext:value-type="float">
            <text:p><text:s/>48,9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73631.810248889" calcext:value-type="float">
            <text:p><text:s/>173,6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1682.658404444" calcext:value-type="float">
            <text:p><text:s/>281,6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876.143453333" calcext:value-type="float">
            <text:p><text:s/>168,8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806.514951111" calcext:value-type="float">
            <text:p><text:s/>112,8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651.597066667" calcext:value-type="float">
            <text:p><text:s/>376,6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288.960822222" calcext:value-type="float">
            <text:p><text:s/>349,2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62.6362444444" calcext:value-type="float">
            <text:p><text:s/>27,3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214.64160222222" calcext:value-type="float">
            <text:p>( 6,21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922.909364444" calcext:value-type="float">
            <text:p><text:s/>187,9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8054.9578644444" calcext:value-type="float">
            <text:p><text:s/>88,0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669.176348889" calcext:value-type="float">
            <text:p><text:s/>239,6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767.8665511111" calcext:value-type="float">
            <text:p><text:s/>69,7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218.8585155556" calcext:value-type="float">
            <text:p><text:s/>58,2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913.4129044444" calcext:value-type="float">
            <text:p><text:s/>60,9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01.8738977778" calcext:value-type="float">
            <text:p><text:s/>10,9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76.06988" calcext:value-type="float">
            <text:p><text:s/>21,0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76.06988" calcext:value-type="float">
            <text:p><text:s/>21,0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24.764246667" calcext:value-type="float">
            <text:p><text:s/>168,7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25.9100266667" calcext:value-type="float">
            <text:p><text:s/>19,2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9498.85422" calcext:value-type="float">
            <text:p><text:s/>149,4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2645.83386" calcext:value-type="float">
            <text:p><text:s/>862,6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566.07553291" calcext:value-type="float">
            <text:p><text:s/>102,5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732.1188977653" calcext:value-type="float">
            <text:p><text:s/>42,7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15.3944777778" calcext:value-type="float">
            <text:p><text:s/>17,2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62.4553444444" calcext:value-type="float">
            <text:p><text:s/>14,9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37.6183666667" calcext:value-type="float">
            <text:p><text:s/>27,3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59.1060592439" calcext:value-type="float">
            <text:p><text:s/>23,1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74.65741107232" calcext:value-type="float">
            <text:p><text:s/>9,3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874.728852342" calcext:value-type="float">
            <text:p><text:s/>130,8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900.624417778" calcext:value-type="float">
            <text:p><text:s/>146,9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47523.0545" calcext:value-type="float">
            <text:p><text:s/>347,5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37868.04651333" calcext:value-type="float">
            <text:p><text:s/>1,137,8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128328" calcext:value-type="float">
            <text:p><text:s/>33,128,328 <text:s/></text:p>
          </table:table-cell>
          <table:table-cell table:style-name="ce42" office:value-type="float" office:value="7118241.108" calcext:value-type="float">
            <text:p><text:s/>7,118,241 <text:s/></text:p>
          </table:table-cell>
          <table:table-cell table:style-name="ce42" office:value-type="float" office:value="2827.2" calcext:value-type="float">
            <text:p><text:s/>2,8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128328" calcext:value-type="float">
            <text:p><text:s/>33,128,328 <text:s/></text:p>
          </table:table-cell>
          <table:table-cell table:style-name="ce42" office:value-type="float" office:value="7118241.108" calcext:value-type="float">
            <text:p><text:s/>7,118,241 <text:s/></text:p>
          </table:table-cell>
          <table:table-cell table:style-name="ce42" office:value-type="float" office:value="2827.2" calcext:value-type="float">
            <text:p><text:s/>2,8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786" calcext:value-type="float">
            <text:p><text:s/>4,78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63924.41920791" calcext:value-type="float">
            <text:p><text:s/>2,763,92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48593.4048889" calcext:value-type="float">
            <text:p><text:s/>42,448,593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7938.5709437" calcext:value-type="float">
            <text:p><text:s/>1,297,93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8116.71111111" calcext:value-type="float">
            <text:p><text:s/>1,018,117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746.88" calcext:value-type="float">
            <text:p><text:s/>437,747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3507.129574377" calcext:value-type="float">
            <text:p><text:s/>733,50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786" calcext:value-type="float">
            <text:p><text:s/>4,78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1725208.5324676" calcext:value-type="float">
            <text:p><text:s/>41,725,209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8840.77466667" calcext:value-type="float">
            <text:p><text:s/>2,868,841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3.634576826555" calcext:value-type="float">
            <text:p><text:s/>134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87704.4907003" calcext:value-type="float">
            <text:p><text:s/>41,087,70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4076.34333333" calcext:value-type="float">
            <text:p><text:s/>2,274,076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287.042" calcext:value-type="float">
            <text:p><text:s/>1,358,28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65673.0444444" calcext:value-type="float">
            <text:p><text:s/>19,965,67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66667.2589867" calcext:value-type="float">
            <text:p><text:s/>17,066,667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3000.801935833" calcext:value-type="float">
            <text:p><text:s/>423,001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66086.1925389" calcext:value-type="float">
            <text:p><text:s/>32,966,086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96381.7932491" calcext:value-type="float">
            <text:p><text:s/>29,896,382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69704.39928978" calcext:value-type="float">
            <text:p><text:s/>3,069,70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7119.84520533" calcext:value-type="float">
            <text:p><text:s/>3,377,120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91.9421977778" calcext:value-type="float">
            <text:p><text:s/>15,092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192.857468222" calcext:value-type="float">
            <text:p><text:s/>228,193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145.820386" calcext:value-type="float">
            <text:p><text:s/>208,146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2.42641333333" calcext:value-type="float">
            <text:p><text:s/>1,39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107.94512" calcext:value-type="float">
            <text:p><text:s/>2,392,10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921.835842222" calcext:value-type="float">
            <text:p><text:s/>323,922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910.351111111" calcext:value-type="float">
            <text:p><text:s/>207,91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6.666666666667" calcext:value-type="float">
            <text:p><text:s/>35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57352.834712062" calcext:value-type="float">
            <text:p><text:s/>357,35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86" calcext:value-type="float">
            <text:p><text:s/>4,7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000143.1451453" calcext:value-type="float">
            <text:p><text:s/>27,000,14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86" calcext:value-type="float">
            <text:p><text:s/>4,7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740699.7572159" calcext:value-type="float">
            <text:p><text:s/>22,740,700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9989.5296048" calcext:value-type="float">
            <text:p><text:s/>11,459,99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513.1209111111" calcext:value-type="float">
            <text:p><text:s/>65,513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889.168226667" calcext:value-type="float">
            <text:p><text:s/>672,889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598.29702667" calcext:value-type="float">
            <text:p><text:s/>1,522,59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34.4289955556" calcext:value-type="float">
            <text:p><text:s/>38,93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999.6690533333" calcext:value-type="float">
            <text:p><text:s/>82,000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0888.590953333" calcext:value-type="float">
            <text:p><text:s/>830,889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38.1752222222" calcext:value-type="float">
            <text:p><text:s/>16,338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2754.80624444" calcext:value-type="float">
            <text:p><text:s/>2,212,755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2743.66014444" calcext:value-type="float">
            <text:p><text:s/>1,292,744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7898.02693111" calcext:value-type="float">
            <text:p>( 1,217,898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2164.3733333333" calcext:value-type="float">
            <text:p>( 52,164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681.25988" calcext:value-type="float">
            <text:p>( 22,68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748.581546667" calcext:value-type="float">
            <text:p><text:s/>454,749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875.983442222" calcext:value-type="float">
            <text:p><text:s/>442,87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2386.5811111111" calcext:value-type="float">
            <text:p><text:s/>22,387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346.325" calcext:value-type="float">
            <text:p><text:s/>200,346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873.447226667" calcext:value-type="float">
            <text:p><text:s/>148,873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83417.29736" calcext:value-type="float">
            <text:p><text:s/>383,417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6116.59462667" calcext:value-type="float">
            <text:p><text:s/>2,646,11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4733.57123111" calcext:value-type="float">
            <text:p><text:s/>1,624,734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1383.02339556" calcext:value-type="float">
            <text:p><text:s/>1,021,383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6206.332888889" calcext:value-type="float">
            <text:p>( 186,206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7683.716444444" calcext:value-type="float">
            <text:p>( 277,684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1928.99864483" calcext:value-type="float">
            <text:p><text:s/>1,441,929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8726.37662261" calcext:value-type="float">
            <text:p><text:s/>1,338,726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202.622022222" calcext:value-type="float">
            <text:p><text:s/>103,203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301.30826888889" calcext:value-type="float">
            <text:p>( 6,30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067.784031111" calcext:value-type="float">
            <text:p><text:s/>293,068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9781.239642222" calcext:value-type="float">
            <text:p><text:s/>119,781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745.141682222" calcext:value-type="float">
            <text:p><text:s/>351,745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445.813662222" calcext:value-type="float">
            <text:p><text:s/>129,44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821.844293333" calcext:value-type="float">
            <text:p><text:s/>110,822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304.0462377778" calcext:value-type="float">
            <text:p><text:s/>62,30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224.740564444" calcext:value-type="float">
            <text:p><text:s/>130,225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8569.80099111" calcext:value-type="float">
            <text:p><text:s/>5,248,570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118.62" calcext:value-type="float">
            <text:p><text:s/>73,11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6857.73333333" calcext:value-type="float">
            <text:p><text:s/>4,906,858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770.1143244444" calcext:value-type="float">
            <text:p><text:s/>68,77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823.333333333" calcext:value-type="float">
            <text:p><text:s/>199,823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1106.92758" calcext:value-type="float">
            <text:p><text:s/>1,111,10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68.1178044444" calcext:value-type="float">
            <text:p><text:s/>24,46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6638.80977556" calcext:value-type="float">
            <text:p><text:s/>1,086,639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3.58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9902.83274889" calcext:value-type="float">
            <text:p><text:s/>2,209,903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566.07553291" calcext:value-type="float">
            <text:p><text:s/>102,56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024.563786654" calcext:value-type="float">
            <text:p><text:s/>241,025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98.6611444444" calcext:value-type="float">
            <text:p><text:s/>24,49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34.5886777778" calcext:value-type="float">
            <text:p><text:s/>26,03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77.7517" calcext:value-type="float">
            <text:p><text:s/>42,678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10.1727259106" calcext:value-type="float">
            <text:p><text:s/>33,210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4.65741107232" calcext:value-type="float">
            <text:p><text:s/>9,375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874.728852342" calcext:value-type="float">
            <text:p><text:s/>130,875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3.58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9989.35997333" calcext:value-type="float">
            <text:p><text:s/>1,079,989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9652.272944445" calcext:value-type="float">
            <text:p><text:s/>519,652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642.42" calcext:value-type="float">
            <text:p><text:s/>4,6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11130.66629111" calcext:value-type="float">
            <text:p><text:s/>2,711,131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9443.3879294" calcext:value-type="float">
            <text:p><text:s/>4,259,443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9443.3879294" calcext:value-type="float">
            <text:p><text:s/>4,259,443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05188.4" calcext:value-type="float">
            <text:p>( 2,505,188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85056.901" calcext:value-type="float">
            <text:p><text:s/>68,385,057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85056.901" calcext:value-type="float">
            <text:p><text:s/>68,385,057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